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6cm" svg:height="8.471cm" svg:x="0.04cm" svg:y="1.0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04T17:15:02.627098949</dc:date>
    <meta:editing-duration>PT5M19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61cm" svg:height="8.472cm" xlink:href="." xlink:type="simple" chart:class="chart:scatter" chart:style-name="ch1">
        <chart:plot-area chart:style-name="ch2" chart:data-source-has-labels="both" svg:x="0.301cm" svg:y="0.169cm" svg:width="14.459cm" svg:height="8.134cm">
          <chart:coordinate-region svg:x="0.843cm" svg:y="0.368cm" svg:width="13.823cm" svg:height="7.73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627905195293125">
                <text:p>0.062790519529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0627905195293106">
                <text:p>-0.0627905195293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535826794978993">
                <text:p>-0.535826794978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187381314585721">
                <text:p>-0.1873813145857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0627905195293102">
                <text:p>-0.0627905195293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0627905195293087">
                <text:p>0.0627905195293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187381314585719">
                <text:p>0.1873813145857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876306680043862">
                <text:p>0.876306680043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